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Project Team GoBills</text:p>
      <text:p text:style-name="Author">STAT 420, Summer 2023, Naveen Baskaran (), Frank Salamone (), Aleksandr Stpenko()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Table of Contents</text:p>
          </text:index-title>
          <text:p text:style-name="Standard"/>
        </text:index-body>
      </text:table-of-content>
      <text:p text:style-name="Standard"><draw:rect text:anchor-type="as-char" style:rel-width="100%" draw:z-index="0" draw:style-name="gr1" draw:text-style-name="P1" svg:width="6.5004in" svg:height="0.0213in"><text:p/></draw:rect></text:p>
      <text:p text:style-name="Source_20_Code"><text:span text:style-name="NormalTok"><text:span text:style-name="T2">london </text:span></text:span><text:span text:style-name="OtherTok"><text:span text:style-name="T2">=</text:span></text:span><text:span text:style-name="NormalTok"><text:span text:style-name="T2"> </text:span></text:span><text:span text:style-name="FunctionTok"><text:span text:style-name="T2">read.csv</text:span></text:span><text:span text:style-name="NormalTok"><text:span text:style-name="T2">(</text:span></text:span><text:span text:style-name="StringTok"><text:span text:style-name="T2">"london_weekends.csv"</text:span></text:span><text:span text:style-name="NormalTok"><text:span text:style-name="T2">)</text:span></text:span><text:span text:style-name="T2"><text:line-break/></text:span><text:span text:style-name="FunctionTok"><text:span text:style-name="T2">head</text:span></text:span><text:span text:style-name="NormalTok"><text:span text:style-name="T2">(london)</text:span></text:span></text:p>
      <text:p text:style-name="Source_20_Code"><text:span text:style-name="Verbatim_20_Char"><text:span text:style-name="T2">## <text:s text:c="2"/>X <text:s/>realSum <text:s text:c="6"/>room_type room_shared room_private person_capacity</text:span></text:span><text:span text:style-name="T2"><text:line-break/></text:span><text:span text:style-name="Verbatim_20_Char"><text:span text:style-name="T2">## 1 0 121.1223 <text:s text:c="3"/>Private room <text:s text:c="6"/>False <text:s text:c="8"/>True <text:s text:c="14"/>2</text:span></text:span><text:span text:style-name="T2"><text:line-break/></text:span><text:span text:style-name="Verbatim_20_Char"><text:span text:style-name="T2">## 2 1 195.9124 <text:s text:c="3"/>Private room <text:s text:c="6"/>False <text:s text:c="8"/>True <text:s text:c="14"/>2</text:span></text:span><text:span text:style-name="T2"><text:line-break/></text:span><text:span text:style-name="Verbatim_20_Char"><text:span text:style-name="T2">## 3 2 193.3253 <text:s text:c="3"/>Private room <text:s text:c="6"/>False <text:s text:c="8"/>True <text:s text:c="14"/>3</text:span></text:span><text:span text:style-name="T2"><text:line-break/></text:span><text:span text:style-name="Verbatim_20_Char"><text:span text:style-name="T2">## 4 3 180.3899 <text:s text:c="3"/>Private room <text:s text:c="6"/>False <text:s text:c="8"/>True <text:s text:c="14"/>2</text:span></text:span><text:span text:style-name="T2"><text:line-break/></text:span><text:span text:style-name="Verbatim_20_Char"><text:span text:style-name="T2">## 5 4 405.7010 Entire home/apt <text:s text:c="6"/>False <text:s text:c="7"/>False <text:s text:c="14"/>3</text:span></text:span><text:span text:style-name="T2"><text:line-break/></text:span><text:span text:style-name="Verbatim_20_Char"><text:span text:style-name="T2">## 6 5 354.1946 Entire home/apt <text:s text:c="6"/>False <text:s text:c="7"/>False <text:s text:c="14"/>2</text:span></text:span><text:span text:style-name="T2"><text:line-break/></text:span><text:span text:style-name="Verbatim_20_Char"><text:span text:style-name="T2">## <text:s text:c="2"/>host_is_superhost multi biz cleanliness_rating guest_satisfaction_overall</text:span></text:span><text:span text:style-name="T2"><text:line-break/></text:span><text:span text:style-name="Verbatim_20_Char"><text:span text:style-name="T2">## 1 <text:s text:c="12"/>False <text:s text:c="4"/>0 <text:s text:c="2"/>0 <text:s text:c="17"/>6 <text:s text:c="24"/>69</text:span></text:span><text:span text:style-name="T2"><text:line-break/></text:span><text:span text:style-name="Verbatim_20_Char"><text:span text:style-name="T2">## 2 <text:s text:c="12"/>False <text:s text:c="4"/>1 <text:s text:c="2"/>0 <text:s text:c="16"/>10 <text:s text:c="24"/>96</text:span></text:span><text:span text:style-name="T2"><text:line-break/></text:span><text:span text:style-name="Verbatim_20_Char"><text:span text:style-name="T2">## 3 <text:s text:c="12"/>False <text:s text:c="4"/>1 <text:s text:c="2"/>0 <text:s text:c="16"/>10 <text:s text:c="24"/>95</text:span></text:span><text:span text:style-name="T2"><text:line-break/></text:span><text:span text:style-name="Verbatim_20_Char"><text:span text:style-name="T2">## 4 <text:s text:c="12"/>False <text:s text:c="4"/>1 <text:s text:c="2"/>0 <text:s text:c="17"/>9 <text:s text:c="24"/>87</text:span></text:span><text:span text:style-name="T2"><text:line-break/></text:span><text:span text:style-name="Verbatim_20_Char"><text:span text:style-name="T2">## 5 <text:s text:c="12"/>False <text:s text:c="4"/>0 <text:s text:c="2"/>1 <text:s text:c="17"/>7 <text:s text:c="24"/>65</text:span></text:span><text:span text:style-name="T2"><text:line-break/></text:span><text:span text:style-name="Verbatim_20_Char"><text:span text:style-name="T2">## 6 <text:s text:c="12"/>False <text:s text:c="4"/>0 <text:s text:c="2"/>1 <text:s text:c="17"/>9 <text:s text:c="24"/>93</text:span></text:span><text:span text:style-name="T2"><text:line-break/></text:span><text:span text:style-name="Verbatim_20_Char"><text:span text:style-name="T2">## <text:s text:c="2"/>bedrooms <text:s text:c="4"/>dist metro_dist attr_index attr_index_norm rest_index</text:span></text:span><text:span text:style-name="T2"><text:line-break/></text:span><text:span text:style-name="Verbatim_20_Char"><text:span text:style-name="T2">## 1 <text:s text:c="7"/>1 5.734117 <text:s/>0.4370940 <text:s text:c="2"/>222.8822 <text:s text:c="7"/>15.49341 <text:s text:c="2"/>470.0885</text:span></text:span><text:span text:style-name="T2"><text:line-break/></text:span><text:span text:style-name="Verbatim_20_Char"><text:span text:style-name="T2">## 2 <text:s text:c="7"/>1 4.788905 <text:s/>1.4640505 <text:s text:c="2"/>235.3858 <text:s text:c="7"/>16.36259 <text:s text:c="2"/>530.1335</text:span></text:span><text:span text:style-name="T2"><text:line-break/></text:span><text:span text:style-name="Verbatim_20_Char"><text:span text:style-name="T2">## 3 <text:s text:c="7"/>1 4.596677 <text:s/>0.4503062 <text:s text:c="2"/>268.9138 <text:s text:c="7"/>18.69325 <text:s text:c="2"/>548.9876</text:span></text:span><text:span text:style-name="T2"><text:line-break/></text:span><text:span text:style-name="Verbatim_20_Char"><text:span text:style-name="T2">## 4 <text:s text:c="7"/>1 2.054769 <text:s/>0.1326705 <text:s text:c="2"/>472.3813 <text:s text:c="7"/>32.83707 <text:s/>1021.2711</text:span></text:span><text:span text:style-name="T2"><text:line-break/></text:span><text:span text:style-name="Verbatim_20_Char"><text:span text:style-name="T2">## 5 <text:s text:c="7"/>0 4.491277 <text:s/>0.3541075 <text:s text:c="2"/>318.4915 <text:s text:c="7"/>22.13958 <text:s text:c="2"/>692.7754</text:span></text:span><text:span text:style-name="T2"><text:line-break/></text:span><text:span text:style-name="Verbatim_20_Char"><text:span text:style-name="T2">## 6 <text:s text:c="7"/>0 4.467894 <text:s/>0.3507494 <text:s text:c="2"/>321.8646 <text:s text:c="7"/>22.37406 <text:s text:c="2"/>703.0686</text:span></text:span><text:span text:style-name="T2"><text:line-break/></text:span><text:span text:style-name="Verbatim_20_Char"><text:span text:style-name="T2">## <text:s text:c="2"/>rest_index_norm <text:s text:c="5"/>lng <text:s text:c="5"/>lat</text:span></text:span><text:span text:style-name="T2"><text:line-break/></text:span><text:span text:style-name="Verbatim_20_Char"><text:span text:style-name="T2">## 1 <text:s text:c="7"/>8.413765 -0.04975 51.52570</text:span></text:span><text:span text:style-name="T2"><text:line-break/></text:span><text:span text:style-name="Verbatim_20_Char"><text:span text:style-name="T2">## 2 <text:s text:c="7"/>9.488466 -0.08475 51.54210</text:span></text:span><text:span text:style-name="T2"><text:line-break/></text:span><text:span text:style-name="Verbatim_20_Char"><text:span text:style-name="T2">## 3 <text:s text:c="7"/>9.825922 -0.14585 51.54802</text:span></text:span><text:span text:style-name="T2"><text:line-break/></text:span><text:span text:style-name="Verbatim_20_Char"><text:span text:style-name="T2">## 4 <text:s text:c="6"/>18.278973 -0.10611 51.52108</text:span></text:span><text:span text:style-name="T2"><text:line-break/></text:span><text:span text:style-name="Verbatim_20_Char"><text:span text:style-name="T2">## 5 <text:s text:c="6"/>12.399473 -0.18797 51.49399</text:span></text:span><text:span text:style-name="T2"><text:line-break/></text:span><text:span text:style-name="Verbatim_20_Char"><text:span text:style-name="T2">## 6 <text:s text:c="6"/>12.583702 -0.18805 51.49473</text:span></text:span></text:p>
      <text:p text:style-name="Source_20_Code"><text:span text:style-name="FunctionTok"><text:span text:style-name="T2">nrow</text:span></text:span><text:span text:style-name="NormalTok"><text:span text:style-name="T2">(london)</text:span></text:span></text:p>
      <text:p text:style-name="Source_20_Code"><text:span text:style-name="Verbatim_20_Char"><text:span text:style-name="T2">## [1] 5379</text:span></text:span></text:p>
      <text:p text:style-name="Source_20_Code"><text:span text:style-name="FunctionTok"><text:span text:style-name="T2">ncol</text:span></text:span><text:span text:style-name="NormalTok"><text:span text:style-name="T2">(london)</text:span></text:span></text:p>
      <text:p text:style-name="Source_20_Code"><text:span text:style-name="Verbatim_20_Char"><text:span text:style-name="T2">## [1] 20</text:span></text:span></text:p>
      <text:p text:style-name="Standard"><draw:rect text:anchor-type="as-char" style:rel-width="100%" draw:z-index="1" draw:style-name="gr1" draw:text-style-name="P1" svg:width="6.5004in" svg:height="0.0213in"><text:p/></draw:rec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204a87" loext:opacity="100%" fo:font-weight="bold" fo:background-color="#f8f8f8" style:font-weight-asian="bold"/>
    </style:style>
    <style:style style:name="DataTyp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style:style style:name="BaseNTok" style:family="text" style:parent-style-name="Verbatim_20_Char">
      <style:text-properties fo:color="#0000cf" loext:opacity="100%" fo:background-color="#f8f8f8"/>
    </style:style>
    <style:style style:name="FloatTok" style:family="text" style:parent-style-name="Verbatim_20_Char">
      <style:text-properties fo:color="#0000cf" loext:opacity="100%" fo:background-color="#f8f8f8"/>
    </style:style>
    <style:style style:name="ConstantTok" style:family="text" style:parent-style-name="Verbatim_20_Char">
      <style:text-properties fo:color="#000000" loext:opacity="100%" fo:background-color="#f8f8f8"/>
    </style:style>
    <style:style style:name="CharTok" style:family="text" style:parent-style-name="Verbatim_20_Char">
      <style:text-properties fo:color="#4e9a06" loext:opacity="100%" fo:background-color="#f8f8f8"/>
    </style:style>
    <style:style style:name="SpecialCharTok" style:family="text" style:parent-style-name="Verbatim_20_Char">
      <style:text-properties fo:color="#000000" loext:opacity="100%" fo:background-color="#f8f8f8"/>
    </style:style>
    <style:style style:name="StringTok" style:family="text" style:parent-style-name="Verbatim_20_Char">
      <style:text-properties fo:color="#4e9a06" loext:opacity="100%" fo:background-color="#f8f8f8"/>
    </style:style>
    <style:style style:name="VerbatimStringTok" style:family="text" style:parent-style-name="Verbatim_20_Char">
      <style:text-properties fo:color="#4e9a06" loext:opacity="100%" fo:background-color="#f8f8f8"/>
    </style:style>
    <style:style style:name="SpecialStringTok" style:family="text" style:parent-style-name="Verbatim_20_Char">
      <style:text-properties fo:color="#4e9a06" loext:opacity="100%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loext:opacity="100%" fo:font-style="italic" fo:background-color="#f8f8f8" style:font-style-asian="italic"/>
    </style:style>
    <style:style style:name="Documen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nno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CommentVar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OtherTok" style:family="text" style:parent-style-name="Verbatim_20_Char">
      <style:text-properties fo:color="#8f5902" loext:opacity="100%" fo:background-color="#f8f8f8"/>
    </style:style>
    <style:style style:name="FunctionTok" style:family="text" style:parent-style-name="Verbatim_20_Char">
      <style:text-properties fo:color="#000000" loext:opacity="100%" fo:background-color="#f8f8f8"/>
    </style:style>
    <style:style style:name="VariableTok" style:family="text" style:parent-style-name="Verbatim_20_Char">
      <style:text-properties fo:color="#000000" loext:opacity="100%" fo:background-color="#f8f8f8"/>
    </style:style>
    <style:style style:name="ControlFlowTok" style:family="text" style:parent-style-name="Verbatim_20_Char">
      <style:text-properties fo:color="#204a87" loext:opacity="100%" fo:font-weight="bold" fo:background-color="#f8f8f8" style:font-weight-asian="bold"/>
    </style:style>
    <style:style style:name="OperatorTok" style:family="text" style:parent-style-name="Verbatim_20_Char">
      <style:text-properties fo:color="#ce5c00" loext:opacity="100%" fo:font-weight="bold" fo:background-color="#f8f8f8" style:font-weight-asian="bold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loext:opacity="100%" fo:font-style="italic" fo:background-color="#f8f8f8" style:font-style-asian="italic"/>
    </style:style>
    <style:style style:name="AttributeTok" style:family="text" style:parent-style-name="Verbatim_20_Char">
      <style:text-properties fo:color="#c4a000" loext:opacity="100%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Warning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lertTok" style:family="text" style:parent-style-name="Verbatim_20_Char">
      <style:text-properties fo:color="#ef2929" loext:opacity="100%" fo:background-color="#f8f8f8"/>
    </style:style>
    <style:style style:name="ErrorTok" style:family="text" style:parent-style-name="Verbatim_20_Char">
      <style:text-properties fo:color="#a40000" loext:opacity="100%" fo:font-weight="bold" fo:background-color="#f8f8f8" style:font-weight-asian="bold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a Project Team GoBills</dc:title>
    <meta:initial-creator>STAT 420, Summer 2023, Naveen Baskaran (), Frank Salamone (), Aleksandr Stpenko()</meta:initial-creator>
    <meta:creation-date>2023-07-19T20:24:56</meta:creation-date>
    <dc:date>2023-07-20T18:08:15.933503130</dc:date>
    <meta:generator>LibreOffice/7.3.7.2$Linux_X86_64 LibreOffice_project/30$Build-2</meta:generator>
    <meta:editing-duration>P1DT1H38M49S</meta:editing-duration>
    <meta:editing-cycles>1</meta:editing-cycles>
    <meta:document-statistic meta:table-count="0" meta:image-count="0" meta:object-count="0" meta:page-count="1" meta:paragraph-count="11" meta:word-count="229" meta:character-count="2060" meta:non-whitespace-character-count="1129"/>
    <meta:user-defined meta:name="AppVersion">12.0000</meta:user-defined>
    <meta:user-defined meta:name="date"/>
    <meta:user-defined meta:name="output"/>
    <meta:user-defined meta:name="urlcolor">cyan</meta:user-defined>
    <meta:template xlink:type="simple" xlink:actuate="onRequest" xlink:title="Normal.dotm" xlink:href=""/>
  </office:meta>
</office:document-meta>
</file>